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formula="of:=1.4" office:value-type="float" office:value="1.4">
            <text:p>1.4</text:p>
          </table:table-cell>
          <table:table-cell office:value-type="string">
            <text:p>GB</text:p>
          </table:table-cell>
          <table:table-cell office:value-type="float" office:value="4096">
            <text:p>4096</text:p>
          </table:table-cell>
          <table:table-cell table:formula="of:=([.D4]*3)^2" office:value-type="float" office:value="150994944">
            <text:p>150994944</text:p>
          </table:table-cell>
          <table:table-cell/>
          <table:table-cell office:value-type="float" office:value="4096">
            <text:p>4096</text:p>
          </table:table-cell>
          <table:table-cell table:formula="of:=([.G4]*3)^2" office:value-type="float" office:value="150994944">
            <text:p>15099494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float" office:value="5832">
            <text:p>5832</text:p>
          </table:table-cell>
          <table:table-cell table:formula="of:=([.D6]*3)^2" office:value-type="float" office:value="306110016">
            <text:p>306110016</text:p>
          </table:table-cell>
          <table:table-cell/>
          <table:table-cell office:value-type="float" office:value="8000">
            <text:p>8000</text:p>
          </table:table-cell>
          <table:table-cell table:formula="of:=([.G6]*3)^2" office:value-type="float" office:value="576000000">
            <text:p>5760000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formula="of:=[.B4]*([.E6]/[.E4])" office:value-type="float" office:value="2.83820114135742">
            <text:p>2.8382011414</text:p>
          </table:table-cell>
          <table:table-cell office:value-type="string">
            <text:p>GB</text:p>
          </table:table-cell>
          <table:table-cell/>
          <table:table-cell table:formula="of:=[.B4]*([.H6]/[.H4])" office:value-type="float" office:value="5.340576171875">
            <text:p>5.3405761719</text:p>
          </table:table-cell>
          <table:table-cell office:value-type="string">
            <text:p>G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3-01-27T23:02:04</meta:creation-date>
    <dc:date>2013-01-28T18:15:39</dc:date>
    <dc:creator>Jason Larkin</dc:creator>
    <meta:editing-duration>PT18H58M24S</meta:editing-duration>
    <meta:editing-cycles>1</meta:editing-cycles>
    <meta:document-statistic meta:table-count="3" meta:cell-count="14" meta:object-count="0"/>
    <meta:generator>LibreOffice/3.5$Linux_X86_64 LibreOffice_project/350m1$Build-2</meta:generator>
  </office:meta>
</office:document-meta>
</file>